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0000000010E0000016E0611A5D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261a0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61a0b" officeooo:paragraph-rsid="00261a0b"/>
    </style:style>
    <style:style style:name="P7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26dba4" style:font-style-asian="italic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278940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287d3b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78940" officeooo:paragraph-rsid="00278940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78940" officeooo:paragraph-rsid="00287d3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287d3b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87d3b" officeooo:paragraph-rsid="00287d3b"/>
    </style:style>
    <style:style style:name="P14" style:family="paragraph" style:parent-style-name="Standard">
      <style:paragraph-properties fo:text-align="center" style:justify-single-word="false"/>
      <style:text-properties officeooo:paragraph-rsid="001f667d"/>
    </style:style>
    <style:style style:name="P15" style:family="paragraph" style:parent-style-name="Standard">
      <style:paragraph-properties fo:text-align="start" style:justify-single-word="false"/>
      <style:text-properties officeooo:rsid="00261a0b" officeooo:paragraph-rsid="00261a0b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261a0b" officeooo:paragraph-rsid="00261a0b" style:font-style-asian="italic" style:font-style-complex="italic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5f1e6"/>
    </style:style>
    <style:style style:name="T4" style:family="text">
      <style:text-properties officeooo:rsid="0026dba4"/>
    </style:style>
    <style:style style:name="T5" style:family="text">
      <style:text-properties officeooo:rsid="0027e663"/>
    </style:style>
    <style:style style:name="T6" style:family="text">
      <style:text-properties officeooo:rsid="0028136b"/>
    </style:style>
    <style:style style:name="T7" style:family="text">
      <style:text-properties officeooo:rsid="00287d3b"/>
    </style:style>
    <style:style style:name="T8" style:family="text">
      <style:text-properties officeooo:rsid="002c08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fo:background-color="transparent" style:background-transparency="100%" draw:fill="solid" style:shadow="none" draw:shadow-opacity="100%" draw:ole-draw-aspect="1">
        <style:background-image/>
      </style:graphic-properties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2" style:data-style-name="N0">2</text:variable-set>: <text:span text:style-name="T3">Manipulating Equations</text:span></text:p>
      <text:p text:style-name="P3"/>
      <text:p text:style-name="P16"><text:span text:style-name="T4">Find the numerical value of each</text:span> variable:</text:p>
      <text:p text:style-name="P15"/>
      <text:section text:style-name="Sect1" text:name="Section1">
        <text:list xml:id="list7757076384749171884" text:style-name="L1">
          <text:list-item>
            <text:p text:style-name="P5">2x = 6</text:p>
          </text:list-item>
        </text:list>
        <text:p text:style-name="P6"/>
        <text:p text:style-name="P6"/>
        <text:p text:style-name="P6"/>
        <text:p text:style-name="P6"/>
        <text:p text:style-name="P6"/>
        <text:list xml:id="list73151041328126" text:continue-numbering="true" text:style-name="L1">
          <text:list-item>
            <text:p text:style-name="P5">3y + 5 = 7</text:p>
          </text:list-item>
        </text:list>
        <text:p text:style-name="P6"/>
        <text:p text:style-name="P6"/>
        <text:p text:style-name="P6"/>
        <text:p text:style-name="P6"/>
        <text:p text:style-name="P6"/>
        <text:list xml:id="list73151609222933" text:continue-numbering="true" text:style-name="L1">
          <text:list-item>
            <text:p text:style-name="P5">z<text:span text:style-name="T2">2</text:span> +3 = 84</text:p>
          </text:list-item>
          <text:list-item>
            <text:p text:style-name="P5"><draw:frame draw:style-name="fr2" draw:name="Object1" text:anchor-type="as-char" svg:y="-0.2437in" svg:width="1.039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p>
          </text:list-item>
        </text:list>
        <text:p text:style-name="P6"/>
        <text:p text:style-name="P6"/>
        <text:p text:style-name="P6"/>
        <text:p text:style-name="P6"/>
        <text:list xml:id="list73151097270945" text:continue-numbering="true" text:style-name="L1">
          <text:list-item>
            <text:p text:style-name="P12"><draw:frame draw:style-name="fr2" draw:name="Object11" text:anchor-type="as-char" svg:y="-0.152in" svg:width="1.2362in" svg:height="0.2008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ext:list-item>
        </text:list>
        <text:p text:style-name="P13"/>
        <text:p text:style-name="P13"/>
        <text:p text:style-name="P13"/>
        <text:p text:style-name="P13"/>
        <text:p text:style-name="P13"/>
        <text:list xml:id="list73152780100743" text:continue-numbering="true" text:style-name="L1">
          <text:list-item>
            <text:p text:style-name="P12"><draw:frame draw:style-name="fr2" draw:name="Object12" text:anchor-type="as-char" svg:y="-0.172in" svg:width="0.9409in" svg:height="0.2083in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ext:list-item>
        </text:list>
      </text:section>
      <text:p text:style-name="P6"/>
      <text:p text:style-name="P6"/>
      <text:p text:style-name="P6"/>
      <text:p text:style-name="P7">Solve each equation for the given variable.</text:p>
      <text:p text:style-name="P6"/>
      <text:list xml:id="list73152016762777" text:continue-numbering="true" text:style-name="L1">
        <text:list-item>
          <text:p text:style-name="P8"><draw:frame draw:style-name="fr2" draw:name="Object2" text:anchor-type="as-char" svg:y="-0.2437in" svg:width="0.4346in" svg:height="0.3929in" draw:z-index="3"><draw:object xlink:href="./Object 2" xlink:type="simple" xlink:show="embed" xlink:actuate="onLoad"/><draw:image xlink:href="./ObjectReplacements/Object 2" xlink:type="simple" xlink:show="embed" xlink:actuate="onLoad"/></draw:frame>Solve for d.</text:p>
        </text:list-item>
      </text:list>
      <text:p text:style-name="P10"/>
      <text:p text:style-name="P10"/>
      <text:p text:style-name="P10"/>
      <text:p text:style-name="P10"/>
      <text:list xml:id="list73152599431411" text:continue-numbering="true" text:style-name="L1">
        <text:list-item>
          <text:p text:style-name="P9"><draw:frame draw:style-name="fr3" draw:name="Object8" text:anchor-type="as-char" svg:y="-0.1484in" svg:width="0.5898in" svg:height="0.197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6">Solve for q.</text:span></text:p>
        </text:list-item>
      </text:list>
      <text:p text:style-name="P11"/>
      <text:p text:style-name="P11"/>
      <text:p text:style-name="P11"/>
      <text:p text:style-name="P11"/>
      <text:list xml:id="list73152757828455" text:continue-numbering="true" text:style-name="L1">
        <text:list-item>
          <text:p text:style-name="P9"><draw:frame draw:style-name="fr2" draw:name="Object3" text:anchor-type="as-char" svg:y="-0.1484in" svg:width="0.6957in" svg:height="0.1846in" draw:z-index="9"><draw:object xlink:href="./Object 3" xlink:type="simple" xlink:show="embed" xlink:actuate="onLoad"/><draw:image xlink:href="./ObjectReplacements/Object 3" xlink:type="simple" xlink:show="embed" xlink:actuate="onLoad"/></draw:frame>Solve for H</text:p>
        </text:list-item>
      </text:list>
      <text:p text:style-name="P10"/>
      <text:p text:style-name="P10"/>
      <text:p text:style-name="P10"/>
      <text:p text:style-name="P10"/>
      <text:list xml:id="list73152831643207" text:continue-numbering="true" text:style-name="L1">
        <text:list-item>
          <text:p text:style-name="P8"><draw:frame draw:style-name="fr2" draw:name="Object4" text:anchor-type="as-char" svg:y="-0.2445in" svg:width="0.7689in" svg:height="0.3937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Solve for v.</text:p>
        </text:list-item>
      </text:list>
      <text:p text:style-name="P10"/>
      <text:p text:style-name="P10"/>
      <text:p text:style-name="P10"/>
      <text:p text:style-name="P10"/>
      <text:p text:style-name="P10"><text:soft-page-break/></text:p>
      <text:list xml:id="list73153053626830" text:continue-numbering="true" text:style-name="L1">
        <text:list-item>
          <text:p text:style-name="P8"><draw:frame draw:style-name="fr2" draw:name="Object5" text:anchor-type="as-char" svg:y="-0.2445in" svg:width="0.6626in" svg:height="0.3937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Solve for a.</text:p>
        </text:list-item>
      </text:list>
      <text:p text:style-name="P10"/>
      <text:p text:style-name="P10"/>
      <text:p text:style-name="P10"/>
      <text:p text:style-name="P10"/>
      <text:p text:style-name="P10"/>
      <text:list xml:id="list73152836824498" text:continue-numbering="true" text:style-name="L1">
        <text:list-item>
          <text:p text:style-name="P8"><draw:frame draw:style-name="fr2" draw:name="Object6" text:anchor-type="as-char" svg:y="-0.2445in" svg:width="0.4283in" svg:height="0.3937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Solve for t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73151964375004" text:continue-numbering="true" text:style-name="L1">
        <text:list-item>
          <text:p text:style-name="P8"><draw:frame draw:style-name="fr2" draw:name="Object7" text:anchor-type="as-char" svg:y="-0.2693in" svg:width="0.7756in" svg:height="0.4425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Solve for r.</text:span></text:p>
        </text:list-item>
      </text:list>
      <text:p text:style-name="P10"/>
      <text:p text:style-name="P10"/>
      <text:p text:style-name="P10"/>
      <text:p text:style-name="P10"/>
      <text:p text:style-name="P10"/>
      <text:list xml:id="list73151484964744" text:continue-numbering="true" text:style-name="L1">
        <text:list-item>
          <text:p text:style-name="P8"><draw:frame draw:style-name="fr2" draw:name="Object9" text:anchor-type="as-char" svg:y="-0.152in" svg:width="0.8209in" svg:height="0.2008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7">Solve for B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73151548388797" text:continue-numbering="true" text:style-name="L1">
        <text:list-item>
          <text:p text:style-name="P8"><draw:frame draw:style-name="fr2" draw:name="Object10" text:anchor-type="as-char" svg:y="-0.152in" svg:width="1.5811in" svg:height="0.1992in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7">Solve for T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73152025040704" text:continue-numbering="true" text:style-name="L1">
        <text:list-item>
          <text:p text:style-name="P8"><draw:frame draw:style-name="fr2" draw:name="Object13" text:anchor-type="as-char" svg:y="-0.2445in" svg:width="0.5484in" svg:height="0.3937in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 <text:span text:style-name="T8">Solve for B</text:span></text:p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4-08-27T07:31:50.984345083" text:date-adjust="PT24H00M00S">08/28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07:11:37.787538131</meta:creation-date>
    <meta:editing-duration>PT13M55S</meta:editing-duration>
    <meta:editing-cycles>11</meta:editing-cycles>
    <meta:generator>LibreOffice/4.2.6.2$Linux_X86_64 LibreOffice_project/420$Build-2</meta:generator>
    <meta:initial-creator>Jonas Williamson</meta:initial-creator>
    <dc:date>2014-08-27T07:31:50.946670673</dc:date>
    <dc:creator>Jonas Williamson</dc:creator>
    <meta:document-statistic meta:table-count="0" meta:image-count="1" meta:object-count="13" meta:page-count="2" meta:paragraph-count="21" meta:word-count="84" meta:character-count="356" meta:non-whitespace-character-count="299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1</mn>
          </mrow>
          <mn>2</mn>
        </mfrac>
        <mo stretchy="false">−</mo>
        <mn>13</mn>
      </mrow>
      <mo stretchy="false">=</mo>
      <mn>35</mn>
    </mrow>
    <annotation encoding="StarMath 5.0">{B + 1} over 2 -13 = 35</annotation>
  </semantics>
</math>
</file>

<file path=Object 10/content.xml><?xml version="1.0" encoding="utf-8"?>
<math xmlns="http://www.w3.org/1998/Math/MathML" display="block">
  <semantics>
    <mrow>
      <mi>m</mi>
      <mi>c</mi>
      <mrow>
        <mrow>
          <mo fence="true" stretchy="false">(</mo>
          <mrow>
            <mrow>
              <mi>T</mi>
              <mo stretchy="false">−</mo>
              <mi>a</mi>
            </mrow>
          </mrow>
          <mo fence="true" stretchy="false">)</mo>
        </mrow>
        <mo stretchy="false">=</mo>
        <mi>n</mi>
      </mrow>
      <mi>b</mi>
      <mrow>
        <mo fence="true" stretchy="false">(</mo>
        <mrow>
          <mrow>
            <mi>T</mi>
            <mo stretchy="false">−</mo>
            <mi>b</mi>
          </mrow>
        </mrow>
        <mo fence="true" stretchy="false">)</mo>
      </mrow>
    </mrow>
    <annotation encoding="StarMath 5.0">m c ( T - a ) = n b ( T - b )</annotation>
  </semantics>
</math>
</file>

<file path=Object 11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3 ( x +1 ) = 2 ( x +2 )</annotation>
  </semantics>
</math>
</file>

<file path=Object 12/content.xml><?xml version="1.0" encoding="utf-8"?>
<math xmlns="http://www.w3.org/1998/Math/MathML" display="block">
  <semantics>
    <mrow>
      <mrow>
        <mn>20</mn>
        <mo stretchy="false">=</mo>
        <mn>6</mn>
      </mrow>
      <mrow>
        <mi>x</mi>
        <mo stretchy="false">+</mo>
        <mn>2</mn>
      </mrow>
      <msup>
        <mi>x</mi>
        <mn>2</mn>
      </msup>
    </mrow>
    <annotation encoding="StarMath 5.0">20 = 6 x + 2 x ^2</annotation>
  </semantics>
</math>
</file>

<file path=Object 13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4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6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7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

<file path=Object 8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